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25f934" officeooo:paragraph-rsid="000705e4" style:font-size-asian="14pt" style:font-size-complex="14pt"/>
    </style:style>
    <style:style style:name="P2" style:family="paragraph" style:parent-style-name="Standard">
      <style:text-properties fo:font-size="18pt" officeooo:rsid="001cbe1e" officeooo:paragraph-rsid="000705e4" style:font-size-asian="14pt" style:font-size-complex="14pt"/>
    </style:style>
    <style:style style:name="P3" style:family="paragraph" style:parent-style-name="Standard">
      <style:text-properties fo:font-size="18pt" officeooo:paragraph-rsid="000705e4" style:font-size-asian="14pt" style:font-size-complex="14pt"/>
    </style:style>
    <style:style style:name="P4" style:family="paragraph" style:parent-style-name="Standard">
      <style:paragraph-properties fo:break-before="page"/>
      <style:text-properties fo:font-size="18pt" officeooo:paragraph-rsid="000705e4" style:font-size-asian="14pt" style:font-size-complex="14pt"/>
    </style:style>
    <style:style style:name="P5" style:family="paragraph" style:parent-style-name="Standard">
      <style:text-properties fo:font-size="18pt" fo:font-weight="bold" officeooo:rsid="001cbe1e" officeooo:paragraph-rsid="000705e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8pt" fo:font-weight="bold" officeooo:rsid="001ea6df" officeooo:paragraph-rsid="000705e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8pt" fo:font-weight="bold" officeooo:paragraph-rsid="000705e4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0705e4"/>
    </style:style>
    <style:style style:name="T1" style:family="text">
      <style:text-properties fo:font-size="18pt" fo:font-weight="bold" style:font-size-asian="14pt" style:font-weight-asian="bold" style:font-size-complex="14pt" style:font-weight-complex="bold"/>
    </style:style>
    <style:style style:name="T2" style:family="text">
      <style:text-properties fo:font-size="18pt" fo:font-weight="bold" officeooo:rsid="001cbe1e" style:font-size-asian="14pt" style:font-weight-asian="bold" style:font-size-complex="14pt" style:font-weight-complex="bold"/>
    </style:style>
    <style:style style:name="T3" style:family="text">
      <style:text-properties officeooo:rsid="001cbe1e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1 </text:p>
      <text:p text:style-name="P3">▪ Run the container hello-world </text:p>
      <text:p text:style-name="P5">docker run hello-world</text:p>
      <text:p text:style-name="P3">▪ Check the container status</text:p>
      <text:p text:style-name="P7"><text:span text:style-name="T3">docker ps -a</text:span> </text:p>
      <text:p text:style-name="P3">▪ Start the stopped container </text:p>
      <text:p text:style-name="P7"><text:span text:style-name="T3">docker start </text:span><text:s/>9b0dcbe5a885</text:p>
      <text:p text:style-name="P3">▪ Remove the container </text:p>
      <text:p text:style-name="P5">docker rm 9b0dcbe5a885</text:p>
      <text:p text:style-name="P3">▪ Remove the image C2 General </text:p>
      <text:p text:style-name="P5">docker rmi hello-world</text:p>
      <text:p text:style-name="P3"/>
      <text:p text:style-name="P3"/>
      <text:p text:style-name="P3">Problem 2 </text:p>
      <text:p text:style-name="P3">▪ Run container centos or ubuntu in an interactive mode </text:p>
      <text:p text:style-name="P2"><text:span text:style-name="T4">docker run -it ubuntu</text:span> </text:p>
      <text:p text:style-name="P3">▪ Run the following command in the container “echo docker ” </text:p>
      <text:p text:style-name="P5">echo docker</text:p>
      <text:p text:style-name="P3">▪ Open a bash shell in the container and touch a file named hello-docker </text:p>
      <text:p text:style-name="P5">touch hello-docker</text:p>
      <text:p text:style-name="P3">▪ Stop the container and remove it. Write your comment about the file hello-docker </text:p>
      <text:p text:style-name="P5">the file was removed when the container removed </text:p>
      <text:p text:style-name="P3">▪ Remove all stopped containers C2 General </text:p>
      <text:p text:style-name="P7">docker container prune -f</text:p>
      <text:p text:style-name="P3"/>
      <text:p text:style-name="P3"/>
      <text:p text:style-name="P4"/>
      <text:p text:style-name="P3"/>
      <text:p text:style-name="P3">Problem 3 </text:p>
      <text:p text:style-name="P3">▪ Run a container httpd with name apache and attach a volume 2 volumes to the container </text:p>
      <text:p text:style-name="P3">▪ Volume1 for containing static html file </text:p>
      <text:p text:style-name="P3"><text:span text:style-name="T4">docker run -d --name apache <text:s text:c="2"/>-v</text:span> <text:span text:style-name="T4">/home/ahmed/Downloads/staticWebPage.html:/usr/local/apache2/htdocs/index.html <text:s/></text:span></text:p>
      <text:p text:style-name="P3"/>
      <text:p text:style-name="P3">▪ Volume2 for containing httpd configuration </text:p>
      <text:p text:style-name="P3">▪ Remove the container </text:p>
      <text:p text:style-name="P6">docker rm 9b0dcbe5a885</text:p>
      <text:p text:style-name="P3">▪ Run a new container with the following: </text:p>
      <text:p text:style-name="P3">▪ Attach the 2 volumes that was attached to the previous container </text:p>
      <text:p text:style-name="P3">▪ Map port 80 to port 9898 on you host machine </text:p>
      <text:p text:style-name="P7">docker run -d --name apache <text:s text:c="2"/>-v /home/ahmed/Downloads/staticWebPage.html:/usr/local/apache2/htdocs/index.html <text:s text:c="2"/>-p 9898:80 <text:s text:c="2"/>httpd</text:p>
      <text:p text:style-name="P3">▪ Access the html files from your browser</text:p>
      <text:p text:style-name="P8"><text:span text:style-name="T2">through </text:span><text:a xlink:type="simple" xlink:href="http://localhost:9898/" text:style-name="Internet_20_link" text:visited-style-name="Visited_20_Internet_20_Link"><text:span text:style-name="T1">http://localhost:9898/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14:53:38.650613069</meta:creation-date>
    <dc:date>2025-04-18T14:54:24.767277275</dc:date>
    <meta:editing-duration>PT46S</meta:editing-duration>
    <meta:editing-cycles>1</meta:editing-cycles>
    <meta:document-statistic meta:table-count="0" meta:image-count="0" meta:object-count="0" meta:page-count="2" meta:paragraph-count="35" meta:word-count="218" meta:character-count="1406" meta:non-whitespace-character-count="1192"/>
    <meta:generator>LibreOffice/7.3.7.2$Linux_X86_64 LibreOffice_project/30$Build-2</meta:generator>
  </office:meta>
</office:document-meta>
</file>